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XMLDOM.ImageXMLDOM( ImageInfo info , Document doc , XMLNamespaceEnabledImageFlavor flav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XMLDOM.isCache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XMLDOM.ImageXMLDOM( ImageInfo info , Document doc , String root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mageXMLDOM.getFlav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XMLDOM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XMLDOM.getRoo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